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00" draw:textarea-horizontal-align="justify" draw:textarea-vertical-align="middle" draw:auto-grow-height="false" fo:min-height="4.7cm" fo:min-width="4.45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4.214cm" fo:min-width="3.9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6600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.9cm" svg:height="9.9cm" svg:x="6.1cm" svg:y="5.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2" draw:layer="layout" svg:width="8.927cm" svg:height="8.927cm" draw:transform="rotate (-0.773180858633487) translate (11.024cm 4.698cm)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3" draw:text-style-name="P4" draw:layer="layout" svg:width="2.822cm" svg:height="1.153cm" svg:x="9.7cm" svg:y="4.6cm">
          <draw:text-box>
            <text:p text:style-name="P3">огонь</text:p>
          </draw:text-box>
        </draw:frame>
        <draw:frame draw:style-name="gr3" draw:text-style-name="P4" draw:layer="layout" svg:width="2.936cm" svg:height="1.153cm" svg:x="16.1cm" svg:y="10.2cm">
          <draw:text-box>
            <text:p text:style-name="P3">земля</text:p>
          </draw:text-box>
        </draw:frame>
        <draw:frame draw:style-name="gr3" draw:text-style-name="P4" draw:layer="layout" svg:width="2.445cm" svg:height="1.153cm" svg:x="9.864cm" svg:y="15.947cm">
          <draw:text-box>
            <text:p text:style-name="P3">вода</text:p>
          </draw:text-box>
        </draw:frame>
        <draw:frame draw:style-name="gr3" draw:text-style-name="P4" draw:layer="layout" svg:width="3.296cm" svg:height="1.153cm" svg:x="2.864cm" svg:y="10.2cm">
          <draw:text-box>
            <text:p text:style-name="P3">воздух</text:p>
          </draw:text-box>
        </draw:frame>
        <draw:frame draw:style-name="gr3" draw:text-style-name="P5" draw:layer="layout" svg:width="1.628cm" svg:height="0.988cm" svg:x="5.8cm" svg:y="7cm">
          <draw:text-box>
            <text:p>гор</text:p>
          </draw:text-box>
        </draw:frame>
        <draw:frame draw:style-name="gr3" draw:text-style-name="P5" draw:layer="layout" svg:width="1.603cm" svg:height="0.988cm" svg:x="14.4cm" svg:y="6.8cm">
          <draw:text-box>
            <text:p>сух</text:p>
          </draw:text-box>
        </draw:frame>
        <draw:frame draw:style-name="gr3" draw:text-style-name="P5" draw:layer="layout" svg:width="1.675cm" svg:height="0.988cm" svg:x="14.5cm" svg:y="14cm">
          <draw:text-box>
            <text:p>хол</text:p>
          </draw:text-box>
        </draw:frame>
        <draw:frame draw:style-name="gr3" draw:text-style-name="P5" draw:layer="layout" svg:width="2.242cm" svg:height="0.988cm" svg:x="5.6cm" svg:y="13.9cm">
          <draw:text-box>
            <text:p>влаж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21:15:40.850075267</meta:creation-date>
    <dc:date>2017-03-22T21:37:14.621328507</dc:date>
    <meta:editing-duration>PT1M13S</meta:editing-duration>
    <meta:editing-cycles>1</meta:editing-cycles>
    <meta:document-statistic meta:object-count="10"/>
    <meta:generator>LibreOffice/5.2.5.1$Linux_X86_64 LibreOffice_project/20m0$Build-1</meta:generator>
  </office:meta>
</office:document-meta>
</file>